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056" officeooo:paragraph-rsid="001f1056"/>
    </style:style>
    <style:style style:name="P2" style:family="paragraph" style:parent-style-name="Standard">
      <style:text-properties officeooo:rsid="00209fb4" officeooo:paragraph-rsid="00209fb4"/>
    </style:style>
    <style:style style:name="P3" style:family="paragraph" style:parent-style-name="Standard">
      <style:text-properties officeooo:rsid="00209fb4" officeooo:paragraph-rsid="00209fb4"/>
    </style:style>
    <style:style style:name="P4" style:family="paragraph" style:parent-style-name="Standard">
      <style:text-properties officeooo:rsid="0020a8f0" officeooo:paragraph-rsid="0020a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.11</text:p>
      <text:p text:style-name="P2"/>
      <text:p text:style-name="P2"/>
      <text:p text:style-name="P2">3.12</text:p>
      <text:p text:style-name="P2"/>
      <text:p text:style-name="P2"/>
      <text:p text:style-name="P4">3.13</text:p>
      <text:p text:style-name="P4"/>
      <text:p text:style-name="P4">Recompiled list of elegible US stocks.</text:p>
      <text:p text:style-name="P4">Deleted NFLX, BA minimum lot delta is more than 30k USD.</text:p>
      <text:p text:style-name="P4"/>
      <text:p text:style-name="P4">Put in a place delta checker, anything over 300k CNY on single trade cannot pass the check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1:54:34.244878019</meta:creation-date>
    <dc:date>2019-03-13T14:47:25.405068287</dc:date>
    <meta:editing-duration>PT1M2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7" meta:character-count="197" meta:non-whitespace-character-count="166"/>
  </office:meta>
</office:document-meta>
</file>